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47.096008">
            <text:p>447.096008</text:p>
          </table:table-cell>
          <table:table-cell office:value-type="float" office:value="456.229004">
            <text:p>456.229004</text:p>
          </table:table-cell>
          <table:table-cell office:value-type="float" office:value="456.22001">
            <text:p>456.220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10.263977">
            <text:p>910.263977</text:p>
          </table:table-cell>
          <table:table-cell office:value-type="float" office:value="910.05401">
            <text:p>910.05401</text:p>
          </table:table-cell>
          <table:table-cell office:value-type="float" office:value="907.94397">
            <text:p>907.9439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67.718018">
            <text:p>1367.718018</text:p>
          </table:table-cell>
          <table:table-cell office:value-type="float" office:value="1369.209961">
            <text:p>1369.209961</text:p>
          </table:table-cell>
          <table:table-cell office:value-type="float" office:value="1390.171021">
            <text:p>1390.17102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824.411987">
            <text:p>1824.411987</text:p>
          </table:table-cell>
          <table:table-cell office:value-type="float" office:value="1846.564941">
            <text:p>1846.564941</text:p>
          </table:table-cell>
          <table:table-cell office:value-type="float" office:value="2065.76709">
            <text:p>2065.7670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95.175049">
            <text:p>2295.175049</text:p>
          </table:table-cell>
          <table:table-cell office:value-type="float" office:value="2519.259033">
            <text:p>2519.259033</text:p>
          </table:table-cell>
          <table:table-cell office:value-type="float" office:value="2722.489014">
            <text:p>2722.48901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795.100098">
            <text:p>2795.100098</text:p>
          </table:table-cell>
          <table:table-cell office:value-type="float" office:value="3201.208984">
            <text:p>3201.208984</text:p>
          </table:table-cell>
          <table:table-cell office:value-type="float" office:value="3389.031982">
            <text:p>3389.03198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69.055908">
            <text:p>3469.055908</text:p>
          </table:table-cell>
          <table:table-cell office:value-type="float" office:value="3844.646973">
            <text:p>3844.646973</text:p>
          </table:table-cell>
          <table:table-cell office:value-type="float" office:value="4057.74292">
            <text:p>4057.7429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112.11084">
            <text:p>4112.11084</text:p>
          </table:table-cell>
          <table:table-cell office:value-type="float" office:value="4504.207031">
            <text:p>4504.207031</text:p>
          </table:table-cell>
          <table:table-cell office:value-type="float" office:value="4718.896973">
            <text:p>4718.89697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01/14/2012</text:date>, <text:time>16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2-01-14T16:04:14</meta:creation-date>
    <dc:date>2012-01-14T16:27:13</dc:date>
    <dc:creator>Shinpei Kato</dc:creator>
    <meta:editing-duration>PT23M1S</meta:editing-duration>
    <meta:editing-cycles>2</meta:editing-cycles>
    <meta:generator>LibreOffice/3.3$Unix LibreOffice_project/330m19$Build-301</meta:generator>
    <meta:document-statistic meta:table-count="3" meta:cell-count="35" meta:object-count="0"/>
  </office:meta>
</office:document-meta>
</file>